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RuleValidator.validate( Widget wid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idationRuleValidator.ValidationRuleValidator( Validation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